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78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.203cm" fo:line-height="150%" fo:text-align="justify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cm" svg:x="1.4cm" svg:y="0.5cm" presentation:class="title" presentation:user-transformed="true">
          <draw:text-box>
            <text:p><text:span text:style-name="T1">Scenarios</text:span></text:p>
          </draw:text-box>
        </draw:frame>
        <draw:frame draw:style-name="gr1" draw:text-style-name="P1" draw:layer="layout" svg:width="25cm" svg:height="17.033cm" svg:x="2.04cm" svg:y="2.967cm">
          <draw:text-box>
            <text:list text:style-name="L2">
              <text:list-header>
                <text:p text:style-name="P1"><text:span text:style-name="T2">What is Scenario:</text:span></text:p>
                <text:list>
                  <text:list-item>
                    <text:p text:style-name="P1"><text:span text:style-name="T3"><text:s/></text:span><text:span text:style-name="T3">Description of ​possible ​actions or ​events in the ​future. </text:span></text:p>
                  </text:list-item>
                  <text:list-item>
                    <text:p text:style-name="P1"><text:s/>The ​study of possible future ​events in ​society, an ​industry, the ​economy, etc.</text:p>
                  </text:list-item>
                  <text:list-item>
                    <text:p text:style-name="P1"><text:s/>Scenarios specify how users carry out their tasks in a specified context,</text:p>
                  </text:list-item>
                  <text:list-item>
                    <text:p text:style-name="P1"><text:s/>Scenarios describe the stories and context behind why a specific user or user <text:s text:c="7"/>group <text:s text:c="2"/>comes to your site. <text:s/>They note the goals and questions to be achieved and sometimes <text:s text:c="3"/>define the possibilities of how the user(s) can achieve them on the site.</text:p>
                  </text:list-item>
                </text:list>
                <text:p text:style-name="P1"/>
                <text:p text:style-name="P1"><text:span text:style-name="T2">Why Scenarios:</text:span></text:p>
                <text:p text:style-name="P1"><text:span text:style-name="T3"><text:tab/></text:span><text:span text:style-name="T3">Scenarios are appropriate whenever you need to describe a system interaction </text:span><text:span text:style-name="T3"><text:tab/></text:span><text:span text:style-name="T3"> <text:s text:c="5"/>from the user’s perspective.</text:span></text:p>
              </text:list-header>
            </text:list>
            <text:list text:style-name="L3">
              <text:list-item>
                <text:list>
                  <text:list-item>
                    <text:p text:style-name="P1"><text:span text:style-name="T3">scenarios are useful in helping to define your site architecture.</text:span></text:p>
                  </text:list-item>
                  <text:list-item>
                    <text:p text:style-name="P1"><text:span text:style-name="T3">Who is the user?</text:span></text:p>
                  </text:list-item>
                  <text:list-item>
                    <text:p text:style-name="P1"><text:span text:style-name="T3">Why does the user come to the site?</text:span></text:p>
                  </text:list-item>
                  <text:list-item>
                    <text:p text:style-name="P1"><text:span text:style-name="T3">What goals does he/she ha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6M33S</meta:editing-duration>
    <meta:editing-cycles>17</meta:editing-cycles>
    <meta:generator>OpenOffice/4.1.1$Win32 OpenOffice.org_project/411m6$Build-9775</meta:generator>
    <dc:date>2016-03-14T09:35:32</dc:date>
    <meta:document-statistic meta:object-count="25"/>
  </office:meta>
</office:document-meta>
</file>